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non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près Mole0 et Military0, Rebecca obtient une cassette à utiliser sur sa TV.</text:p>
      <text:p text:style-name="Text_20_body"/>
      <text:p text:style-name="Text_20_body">Twist final : </text:p>
      <text:list xml:id="list6861266054915386718" text:style-name="L1">
        <text:list-item>
          <text:p text:style-name="P5">camille en mode « mise à mort » (scénario bon ?)</text:p>
        </text:list-item>
        <text:list-item>
          <text:p text:style-name="P5">le double de Rebecca (classique, scénario stephan)</text:p>
        </text:list-item>
        <text:list-item>
          <text:p text:style-name="P5">Dave arrive et dit qu'il est temps d'avoir une conversation avec Florian (scénario mauvais ?)</text:p>
        </text:list-item>
      </text:list>
      <text:p text:style-name="Text_20_body"/>
      <text:p text:style-name="Text_20_body"/>
      <text:p text:style-name="Text_20_body">à apprendre :</text:p>
      <text:p text:style-name="Text_20_body">- pourquoi Vladimir à volé le casque : il l'a inventé, il travaillé au gouvernement, le projet à été dissout pas X, il veut récupérer son bébé</text:p>
      <text:p text:style-name="Text_20_body">- ce que fait le casque : donne un super pouvoir mais rend fou son porteur</text:p>
      <text:list xml:id="list5389700543413818467" text:style-name="L2">
        <text:list-item>
          <text:p text:style-name="P6">où se trouve Vladimir, ce qu'il compte faire et comment l'arrêter</text:p>
        </text:list-item>
      </text:list>
      <text:p text:style-name="Text_20_body"/>
      <text:p text:style-name="Text_20_body">niveau « pizzaria » :</text:p>
      <text:p text:style-name="Text_20_body">on y arrive soit avec Camille, soit avec Stephan.</text:p>
      <text:list xml:id="list1710189129606298915" text:style-name="L3">
        <text:list-item>
          <text:p text:style-name="P7">le joueur choisi qui jouer entre Rebecca et son / sa pote</text:p>
        </text:list-item>
        <text:list-item>
          <text:p text:style-name="P7">les ennemis du niveau son des « robots tueurs » activé par Rebecca lorsqu'elle allait à l'envers dans le temps (qui a voulu les désactiver à la fin pour avoir la paix, et qui ne saisit pas encore l'inversion des actions)</text:p>
        </text:list-item>
        <text:list-item>
          <text:p text:style-name="P7">RR aura fermé toutes les portes sur le trajet retour (à la fois blague, et introduction à l'inversion des action.) Le niveau s'arrêtera au moment de cette constatation (on ne force pas le joueur à tout se retaper)</text:p>
        </text:list-item>
        <text:list-item>
          <text:p text:style-name="P7">bouche d'aération ? Ca variera un peu la progression dans le niveau</text:p>
        </text:list-item>
        <text:list-item>
          <text:p text:style-name="P7">gamplay Camille : combat (skin lazer) + piratage</text:p>
        </text:list-item>
        <text:list-item>
          <text:p text:style-name="P7">gameplay Stephan : combot (skin?) + ?</text:p>
        </text:list-item>
        <text:list-item>
          <text:p text:style-name="P7">gampeplay Rebercca : ouverture de porte + explosion + creuser trou ?</text:p>
        </text:list-item>
        <text:list-item>
          <text:p text:style-name="P7">Boss big robot OU double Y (mal au ventre) OU Blast-X (big bang bombe)</text:p>
        </text:list-item>
      </text:list>
      <text:p text:style-name="Text_20_body"/>
      <text:p text:style-name="Text_20_body"/>
      <text:p text:style-name="Text_20_body"/>
      <text:p text:style-name="Text_20_body"/>
      <text:p text:style-name="P2">Scénario « depression » :</text:p>
      <text:p text:style-name="P1">très dur psychologiquement : on perd ses points de repart : sa meilleure amie, sa coloc, son appart, et on sacrifie sa vie à affronter encore et encore Vladimir.</text:p>
      <text:p text:style-name="Text_20_body">Cinématique une fois rebecca chez elle et avec la cassette de double Y ou de blast X, elle apprend grace à la TV / à camille comment le casse s'est organisé, et où travaillait Vladimir, et que Alicia a récupéré le projet.</text:p>
      <text:p text:style-name="Text_20_body"><text:soft-page-break/>Niveau : à l'ancian travail de Vlad, où il n'y a plus personne : on cherche des infos. A l'issue, on aura appris ce qu'il s'est passsé (travail sur le casque, démentellement de la cellule, réattribution du projet à Alicia)<text:line-break/>On demande à Alicia d'en savoir +, on apprend comment marche le casque (super-pouvoir MAIS pb de stabilité mentale ET physique ! Elle a réglé le pb de stabilité phgysique mais pas le pb de stabilité mentale. On veut en apprendre + en foyant la zone de test (alias le « musée de l'horreur).<text:line-break/>Niveau : musé de l'horreur, Sarah s'y fait brisée la nuque par CSP 173, et se fait sauvé de justesse par un double d'elle-même.</text:p>
      <text:p text:style-name="Text_20_body">Rebecca tombe en dépression, plusieurs jours s'écoulent dans son appartement où la notion de temps est flou... Les gens vont et viennent, elle a des hallucinations morbide (cadavres, la mort, du sang, des images de suicide, etc). L’ambiance rougeâtre laisse peu à peu la place à une ambiance grisse. Erika continue à travailler mais sa santé se dégrade, Marie vient prendre des nouvelles, Camille nourrit Rebecca, etc. Il s'agit d'un « combat de tous les jours » ou le mondre évênement (aller au toilettes, sortir du lit) demande des effort (choix : continuer à se battre / abandonner) – note : pas de mini-jeu / puzzle, ça serait de mauvais goût.</text:p>
      <text:p text:style-name="Text_20_body"/>
      <text:p text:style-name="P2">Scénario « Vladimir »</text:p>
      <text:p text:style-name="Text_20_body">Rebecca décide de se battre ! Vladimir deviendra alors le love interest, à travers un arc où on approfondi son historie et on on essaie de lui offrir une rédemption.</text:p>
      <text:p text:style-name="Text_20_body"/>
      <text:p text:style-name="P2">Scénario « folie »</text:p>
      <text:p text:style-name="P3">L'appartement de Rebecca prend feu. Elle perd son dernier repère … Grâce à Camille, elle détermine l'origine du feu : Vladimir est responsable ! On a même une adresse. Elle s'y rend pour se venger, mais ne treouve que son cadavre par terre (hallu) et le casque. Elle décide de mettre fin à ses jours en le mettant sur la tête, mais obtient son pouvoir : le « cadavre d'elle-même » par terre était en fait son double allant à l'envers dans le temps. (meubler le mois qui s'écoule) Elle tentera plus tard de sauver Sarah dans le musée de l'horreur mais n'y parviendra pas, et ne réussira qu'à se sauver elle-même. Elle mettra plus tard le feu à son appartement et fera porter le chapeau à Vladimir, pour qu'elle du passé devienne elle du présent. Passera le reste de ces jours à essayer d'arrêter Vladimir ? C'est flou à partir d'ici ...</text:p>
      <text:p text:style-name="Text_20_body"/>
      <text:p text:style-name="Text_20_body">…<text:line-break/>Au final, Rebecca passera sa vie à affronter Vladimir encore et encore à coup d'aller-retour dans le temps, afin de rivaliser avec ses doubles.</text:p>
      <text:p text:style-name="Text_20_body"/>
      <text:p text:style-name="Text_20_body"/>
      <text:p text:style-name="P2">Scénario « transhumanisme » :</text:p>
      <text:p text:style-name="P8">Le transhumanisme échoute : c'est la conscience de Cmaille qui est projeté dans le corps de Erika au lieu de l'inverser. Pour Erika, c'est électrochoc ! La panique ! Sa « fille » va mourir avec elle lorsque son corps la lachera, ce qui arrivera bientôt à cause de son état de santé. Lorsque Rebecca l'interroge, elle répond que la seule façon de la sauver ça serait de réinitialiser sa sauvegarde en ayant accès à son état initial, mais que c'est impossible... Rébecca decide d'aider et d'utiliser le casque !</text:p>
      <text:p text:style-name="Text_20_body"><text:span text:style-name="T4">RR lui informera dans la « pizzaria » de ce qui lui arrive et lui dit ce qu'il faut faire, et l'informera qu'elle devait s'auto-aider pour y arriver, mais qu'elle a fait une promesse à Erika de ne jamais recommencer. R remontera le temps jusqu'à C pour récupérer la sauvegarde + déposer le moyen </text:span><text:soft-page-break/><text:span text:style-name="T4">d'activer la robot. </text:span></text:p>
      <text:p text:style-name="P8">De retour au présent, E se sacrifiera pour sa fille, qui n'aura aucun souvenir d'elle mais qui sera la preuve qu'elle a existé, et fera promettre à R de ne jamais tenter d'annuler des erreurs ou d'essayer de corriger le présent en allant dans le passé.</text:p>
      <text:p text:style-name="P8">Dialogue :</text:p>
      <text:p text:style-name="P8">Tu ne peux pas faire ça...</text:p>
      <text:p text:style-name="P8">Je t'interdit de mourir !</text:p>
      <text:p text:style-name="P8">Je suis déjà morte, Rebecca...</text:p>
      <text:p text:style-name="P8">Ton pouvoir est incroyable Rebecca, mais promets-moi de ne plus t'en servir. Je ne veux pas que tu passes ta vie dans le passé. Vs avec ma fille (en pleurant) Soit pour elle la mère que je ne pourrais jamais être.<text:line-break/>Adieu... Rebecca<text:line-break/>Epilogue : C demande à R de parler encore une fois de sa mère. En en parlant, elles sont interrompu par une « alerte V » (écran géant?) : une vague <text:s/>de Vladimirs attaque la ville. La ligue des défenseurs passent à l'action pour les reppousser ! R, C et Sarah : pouvoir = ouvrir des portails. On est dans un univers où V à commencer à dominer le monde et où nos héros sont le rempart qui protègent encore le monde / la ville.</text:p>
      <text:p text:style-name="P4"/>
      <text:p text:style-name="P2">Scénario « stehpan » :</text:p>
      <text:p text:style-name="Text_20_body"><text:span text:style-name="T2">Rebecca ne VOLE PAS les documents (refus ou temps limité dépassé – ou </text:span><text:span text:style-name="T3">porte fermée à clef de niveau trop haut</text:span><text:span text:style-name="T1"> </text:span><text:span text:style-name="T2">? )</text:span></text:p>
      <text:p text:style-name="P3">Le double du futur de Rebecca glisse un mot sous sa porte, en lui disant d'aller en boite de nuit rencontrer Stephan.</text:p>
      <text:p text:style-name="P3">Le twist de fin de démo de ce scénario est le double de Rebecca qui vient demander de l'aide.</text:p>
      <text:p text:style-name="P3"><text:line-break/>Stephan a connaissance de la « pizarria » où travail un certain Vladimir, car lui-même travail au gouvernement (administratif) et sait qu'une pizarria a été démantelé.<text:line-break/>Niveau : ils vont ensemble là où travaillait Vladimir pour trouver des infos, et apprennent à fa fin où il se trouve.</text:p>
      <text:p text:style-name="P3">Avant d'y aller, il faut un niveau où il vont dans son appart et où l'un, l'autre ou les deux parlent de leurs passé.</text:p>
      <text:p text:style-name="P3">Lorsqu'ils iront, on peut imaginer que Vladimir se débloque, obtient son pouvoir, affronte nos héros, que des doubles de Rebecca débarquent, etc.<text:line-break/>Au bout d'un moment, Vladimir tue Stephan, ce qui provoque « l'explosion quantique » de Rebecca : une tonne de doubles qui débarquent pour tenter d'annuler l'évênement.</text:p>
      <text:p text:style-name="P3">RR remonte jusqu'au labo de Vladimir où une RR2 lui dit de remonter jusqu'avant sa rencontre avec Stephan pour se donner le mot. Elle remontera encore plus loin pour se laisser un mot à elle-même lui disant d'aller rencontrer Stephan, et ira à un dernier rendez-vous avec lui avant que lui ne la connaisse.</text:p>
      <text:p text:style-name="P3">L’échec de l'annulation de la mort de Stephan entraînera le « dernier au revoir/ rendez-vous ? » de nos protagonistes avant que Rebecca ne sacrifie sa vie à combattre encore et encore Vladimir jusqu'à excitation de ses clones.</text:p>
      <text:p text:style-name="P3">Une semi true ending est lorsque Rebecca parvient à annuler l'évênement, ce qui créé une déchirure dans le continum espace temps (trou noir) dans lequel l'anomalie (Rebecca) DOIT se jeter (se sacrifier) pour empêcher l'espace temps de s'effondrer complètement. Le jeu se finira pas un câlin <text:soft-page-break/>avec Sarah devant le trou noir (c'était sur la jacket du jeu depuis le début ! Putain c'est beau)<text:line-break/></text:p>
      <text:p text:style-name="P3">Le TRUE true ending, de ce qu'il se passe « dans / après » le trou noir (comme Cursed 3) grâce à Dave ? Rebecca sera alors piégé dans le passé à osciller entre le passé et le moment de son 1er déblocage, ils ne pourront plus alors plus jamais se voir, mais au moins ils seront tous les deux en vie.</text:p>
      <text:p text:style-name="P3"/>
      <text:p text:style-name="P2">Scénario « psycopathe »</text:p>
      <text:p text:style-name="P3">Avant ouj après avoir commencé à sortir avec Doug, Rebecca enfermera Sarah dans son propre atelier avec l'aide de gros bras. Elle tendra ensuite un piège à Double &gt;Y en lui faisant croire qu'il a gagné un échantillon de shampoing, et lui coupera les 4 membres dans un combat. Elle fera plus tard avaler une bombe à Blast-X, ce qui le tuera de façon gore. Double Y reviendra à la charge, plus fort que jamais, grâce à des membres robotiques (il se fera définitivement tué suite à ce combat). Rebecca affrontera Vladimir et ses doubles afin de récupérer le casque, mais Sarah le volera. S'en suivra une « couse poursuite / bataille contre des robots » dans l'atelier profond de Sarah. Le final sera Rebecca enfilant le casque, et débloquant le pouvoir d'une mystérieuse aura violette, tout en flottant au dessus du sol et en faisant léviter des pierre. Il est possible d'envisager un combat ultime avec mort définitive de Dave à travers les dimensions (on le verra cracher du sang et mourir à différents endroits où il existe). Rebecca pourrait également relacher les monstres du musée de l'horreur sur le monde. Il ne faudra pas oublier au passage, quelque part, de tuer Doug à travers une séance de coït où elle l’étouffera jusqu'à un niveau létale, prise dans l'euphorie et l'extase du moement (sans pour autant regretter son geste après, une vraie psychopathe quoi). On pourrait même envisager qu'elle a prémédité son geste, avec des réflexion du genre « j'ai un cadeau pour toi », « tu vas ressentir quelque chose que tu n'auras jamais ressenti avant », « dans 5 minutes, tu croiras être au paradis » (PS : prévoir un skin de Rebecca « queen of s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6-30T06:15:41.73</meta:creation-date>
    <meta:generator>OpenOffice/4.1.7$Win32 OpenOffice.org_project/417m1$Build-9800</meta:generator>
    <dc:date>2023-12-10T21:06:22.87</dc:date>
    <meta:editing-duration>PT5H25M4S</meta:editing-duration>
    <meta:editing-cycles>43</meta:editing-cycles>
    <meta:document-statistic meta:table-count="0" meta:image-count="0" meta:object-count="0" meta:page-count="4" meta:paragraph-count="51" meta:word-count="1845" meta:character-count="10127"/>
  </office:meta>
</office:document-meta>
</file>